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000000030A49186030E6D7E8D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05C000000369B5431682FEB041C.png" manifest:media-type="image/png"/>
  <manifest:file-entry manifest:full-path="Pictures/10000201000002940000009E8403922202A25DC8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4C0000002C960E34AF81DBBCC7.png" manifest:media-type="image/png"/>
  <manifest:file-entry manifest:full-path="Pictures/100002010000035E0000009C8859D1A0E38FE004.png" manifest:media-type="image/png"/>
  <manifest:file-entry manifest:full-path="Pictures/10000000000001DA00000105D1522A5ED101EE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1cm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1cm, 1.719cm, 0.553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6.431cm, 0cm, 0cm)" draw:image-opacity="100%" style:mirror="none"/>
    </style:style>
    <style:style style:name="gr59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2.29cm" fo:min-width="0cm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41cm, 1.734cm, 0cm)" draw:image-opacity="100%" style:mirror="none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77cm, 8.854cm, 0cm, 4.318cm)" draw:image-opacity="100%" style:mirror="none"/>
    </style:style>
    <style:style style:name="gr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52cm, 9.616cm, 1.836cm, 3.302cm)" draw:image-opacity="100%" style:mirror="none"/>
    </style:style>
    <style:style style:name="gr63" style:family="graphic" style:parent-style-name="objectwithoutfill">
      <style:graphic-properties svg:stroke-width="0.212cm" svg:stroke-color="#729fcf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28cm, 6.822cm, 1.96cm, 6.096cm)" draw:image-opacity="100%" style:mirror="none"/>
    </style:style>
    <style:style style:name="gr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14cm, 10.886cm, 0.974cm, 0cm)" draw:image-opacity="100%" style:mirror="none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75cm, 11.394cm, 0cm, 0cm)" draw:image-opacity="100%" style:mirror="none"/>
    </style:style>
    <style:style style:name="gr6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3cm, 2.504cm, 0.958cm, 7.588cm)" draw:image-opacity="100%" style:mirror="none"/>
    </style:style>
    <style:style style:name="gr68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15cm, 0cm, 0.973cm, 13.207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000000"/>
      <style:text-properties fo:font-size="96pt"/>
    </style:style>
    <style:style style:name="P12" style:family="paragraph">
      <loext:graphic-properties draw:fill="none" draw:fill-color="#ffffff"/>
      <style:text-properties fo:font-size="66pt" style:font-size-asian="66pt" style:font-size-complex="6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0" draw:layer="layout" svg:width="6.941cm" svg:height="2.384cm" svg:x="12.7cm" svg:y="2.794cm">
          <draw:text-box>
            <text:p text:style-name="P9">Leaked organic carbon</text:p>
            <text:p text:style-name="P9">+</text:p>
            <text:p text:style-name="P9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1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1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1" draw:layer="layout" svg:width="2.763cm" svg:height="4.036cm" svg:x="4.826cm" svg:y="10.16cm">
          <draw:text-box>
            <text:p><text:span text:style-name="T2">Z</text:span></text:p>
          </draw:text-box>
        </draw:frame>
        <draw:frame draw:style-name="gr45" draw:text-style-name="P11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2.791cm" svg:height="1.673cm" svg:x="3.299cm" svg:y="6.786cm">
          <draw:text-box>
            <text:p>Nutrient</text:p>
            <text:p>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1.81cm" svg:x2="19.229cm" svg:y2="11.81cm">
          <text:p/>
        </draw:line>
        <draw:frame draw:style-name="gr48" draw:text-style-name="P2" draw:layer="layout" svg:width="5.853cm" svg:height="0.962cm" svg:x="8.999cm" svg:y="10.8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3.186cm">
          <draw:text-box>
            <text:p>death</text:p>
          </draw:text-box>
        </draw:frame>
        <draw:frame draw:style-name="gr51" draw:text-style-name="P2" draw:layer="layout" svg:width="5.112cm" svg:height="0.962cm" svg:x="13.499cm" svg:y="13.286cm">
          <draw:text-box>
            <text:p>Nutrient leakage</text:p>
          </draw:text-box>
        </draw:frame>
        <draw:frame draw:style-name="gr52" draw:text-style-name="P2" draw:layer="layout" svg:width="3.283cm" svg:height="1.673cm" svg:x="15.822cm" svg:y="10.122cm">
          <draw:text-box>
            <text:p>Detritus</text:p>
            <text:p>destroyed</text:p>
          </draw:text-box>
        </draw:frame>
        <draw:frame draw:style-name="gr53" draw:text-style-name="P12" draw:layer="layout" svg:width="1.15cm" svg:height="2.855cm" svg:x="14.786cm" svg:y="9.3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food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line draw:style-name="gr50" draw:text-style-name="P4" draw:layer="layout" svg:x1="7.589cm" svg:y1="10.16cm" svg:x2="19.335cm" svg:y2="5.958cm">
          <text:p/>
        </draw:line>
        <draw:frame draw:style-name="gr55" draw:text-style-name="P2" draw:layer="layout" svg:width="3.233cm" svg:height="0.962cm" svg:x="9.906cm" svg:y="9.198cm">
          <draw:text-box>
            <text:p>Predation</text:p>
          </draw:text-box>
        </draw:frame>
        <draw:line draw:style-name="gr50" draw:text-style-name="P4" draw:layer="layout" svg:x1="7.685cm" svg:y1="5.866cm" svg:x2="19.335cm" svg:y2="10.022cm">
          <text:p/>
        </draw:line>
        <draw:frame draw:style-name="gr56" draw:text-style-name="P2" draw:layer="layout" svg:width="6.801cm" svg:height="0.962cm" svg:x="8.382cm" svg:y="5.334cm">
          <draw:text-box>
            <text:p>Natural decomposi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7" draw:text-style-name="P1" draw:layer="layout" svg:width="3.047cm" svg:height="0.697cm" svg:x="12.244cm" svg:y="0.824cm">
          <draw:image xlink:href="Pictures/10000201000002940000009E8403922202A25DC8.png" xlink:type="simple" xlink:show="embed" xlink:actuate="onLoad" loext:mime-type="image/png">
            <text:p/>
          </draw:image>
        </draw:frame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1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1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1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1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51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51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52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3" draw:text-style-name="P12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frame draw:style-name="gr58" draw:text-style-name="P1" draw:layer="layout" svg:width="3.409cm" svg:height="0.53cm" svg:x="11.882cm" svg:y="1.518cm">
          <draw:image xlink:href="Pictures/10000201000002940000009E8403922202A25DC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4" draw:text-style-name="P11" draw:layer="layout" svg:width="5.963cm" svg:height="4.036cm" svg:x="9.112cm" svg:y="1.622cm">
          <draw:text-box>
            <text:p><text:span text:style-name="T2">phy</text:span></text:p>
          </draw:text-box>
        </draw:frame>
        <draw:frame draw:style-name="gr59" draw:text-style-name="P11" draw:layer="layout" svg:width="6.065cm" svg:height="4.036cm" svg:x="9.112cm" svg:y="8.226cm">
          <draw:text-box>
            <text:p><text:span text:style-name="T2">eco</text:span></text:p>
          </draw:text-box>
        </draw:frame>
        <draw:frame draw:style-name="gr45" draw:text-style-name="P11" xml:id="id6" draw:id="id6" draw:layer="layout" svg:width="5.387cm" svg:height="4.036cm" svg:x="19.78cm" svg:y="4.762cm">
          <draw:text-box>
            <text:p><text:span text:style-name="T2">mtr</text:span></text:p>
          </draw:text-box>
        </draw:frame>
        <draw:line draw:style-name="gr34" draw:text-style-name="P4" draw:layer="layout" svg:x1="11.938cm" svg:y1="12.262cm" svg:x2="17.78cm" svg:y2="14.478cm">
          <text:p/>
        </draw:line>
        <draw:frame draw:style-name="gr35" draw:text-style-name="P2" draw:layer="layout" svg:width="3.144cm" svg:height="0.962cm" svg:x="17.526cm" svg:y="14.024cm">
          <draw:text-box>
            <text:p>electricity</text:p>
          </draw:text-box>
        </draw:frame>
        <draw:frame draw:style-name="gr40" draw:text-style-name="P2" draw:layer="layout" svg:width="2.576cm" svg:height="1.673cm" svg:x="3.302cm" svg:y="6.096cm">
          <draw:text-box>
            <text:p>Carbon</text:p>
            <text:p>dioxide</text:p>
          </draw:text-box>
        </draw:frame>
        <draw:frame draw:style-name="gr60" draw:text-style-name="P9" draw:layer="layout" svg:width="2.521cm" svg:height="0.916cm" svg:x="7.639cm" svg:y="5.688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1" draw:text-style-name="P9" draw:layer="layout" svg:width="2.031cm" svg:height="0.972cm" svg:x="5.335cm" svg:y="10.204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2" draw:text-style-name="P9" draw:layer="layout" svg:width="2.285cm" svg:height="0.761cm" svg:x="3.811cm" svg:y="4.06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63" draw:text-style-name="P4" draw:layer="layout" svg:x1="9.112cm" svg:y1="2.032cm" svg:x2="4.318cm" svg:y2="6.35cm">
          <text:p/>
        </draw:line>
        <draw:frame draw:style-name="gr64" draw:text-style-name="P9" draw:layer="layout" svg:width="2.285cm" svg:height="0.761cm" svg:x="17.019cm" svg:y="3.049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5.334cm" svg:x2="15.125cm" svg:y2="2.667cm">
          <text:p/>
        </draw:line>
        <draw:frame draw:style-name="gr65" draw:text-style-name="P9" draw:layer="layout" svg:width="4.317cm" svg:height="0.761cm" svg:x="14.053cm" svg:y="6.321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28cm" svg:y1="7.282cm" svg:x2="6.35cm" svg:y2="6.858cm">
          <text:p/>
        </draw:line>
        <draw:line draw:style-name="gr63" draw:text-style-name="P4" draw:layer="layout" svg:x1="5.878cm" svg:y1="7.112cm" svg:x2="9.112cm" svg:y2="5.08cm">
          <text:p/>
        </draw:line>
        <draw:frame draw:style-name="gr66" draw:text-style-name="P9" draw:layer="layout" svg:width="3.809cm" svg:height="0.874cm" svg:x="18.035cm" svg:y="11.98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5.177cm" svg:y1="11.684cm" svg:x2="23.622cm" svg:y2="14.478cm">
          <text:p/>
        </draw:line>
        <draw:frame draw:style-name="gr67" draw:text-style-name="P9" draw:layer="layout" svg:width="5.111cm" svg:height="0.761cm" svg:x="18.672cm" svg:y="9.71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xml:id="id7" draw:id="id7" draw:layer="layout" svg:x1="23.876cm" svg:y1="8.798cm" svg:x2="23.368cm" svg:y2="14.478cm">
          <text:p/>
        </draw:line>
        <draw:connector draw:style-name="gr68" draw:text-style-name="P4" draw:layer="layout" draw:type="curve" draw:line-skew="1.578cm" svg:x1="25.167cm" svg:y1="6.78cm" svg:x2="23.622cm" svg:y2="14.478cm" draw:start-shape="id6" draw:start-glue-point="1" draw:end-shape="id7" draw:end-glue-point="2" svg:d="M25167 6780c3117 0 2597 4152 1432 6304s-2977 2303-2977 1394" svg:viewBox="0 0 3886 8225">
          <text:p/>
        </draw:connector>
        <draw:frame draw:style-name="gr69" draw:text-style-name="P9" draw:layer="layout" svg:width="1.996cm" svg:height="0.761cm" svg:x="15.784cm" svg:y="8.383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8.128cm" svg:x2="15.177cm" svg:y2="10.414cm">
          <text:p/>
        </draw:line>
        <draw:line draw:style-name="gr63" draw:text-style-name="P4" draw:layer="layout" svg:x1="8.89cm" svg:y1="11.938cm" svg:x2="5.187cm" svg:y2="7.743cm">
          <text:p/>
        </draw:line>
        <presentation:notes draw:style-name="dp2">
          <office:forms form:automatic-focus="false" form:apply-design-mode="false"/>
          <draw:page-thumbnail draw:style-name="gr1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54cm" svg:stroke-color="#3465a4" draw:marker-start-width="0.584cm" draw:marker-end-width="0.584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2-27T21:00:45.857653584</dc:date>
    <meta:editing-duration>PT2H28M49S</meta:editing-duration>
    <meta:editing-cycles>23</meta:editing-cycles>
    <meta:generator>LibreOffice/6.3.3.2$MacOSX_X86_64 LibreOffice_project/a64200df03143b798afd1ec74a12ab50359878ed</meta:generator>
    <meta:document-statistic meta:object-count="200"/>
  </office:meta>
</office:document-meta>
</file>